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481f" officeooo:paragraph-rsid="0014481f"/>
    </style:style>
    <style:style style:name="P2" style:family="paragraph" style:parent-style-name="Standard">
      <style:text-properties officeooo:rsid="0014481f" officeooo:paragraph-rsid="00154322"/>
    </style:style>
    <style:style style:name="P3" style:family="paragraph" style:parent-style-name="Standard">
      <style:text-properties officeooo:rsid="0014481f" officeooo:paragraph-rsid="00159dd2"/>
    </style:style>
    <style:style style:name="P4" style:family="paragraph" style:parent-style-name="Standard">
      <style:text-properties officeooo:rsid="0014481f" officeooo:paragraph-rsid="001601ac"/>
    </style:style>
    <style:style style:name="P5" style:family="paragraph" style:parent-style-name="Standard">
      <style:text-properties officeooo:rsid="0014481f" officeooo:paragraph-rsid="00177f04"/>
    </style:style>
    <style:style style:name="P6" style:family="paragraph" style:parent-style-name="Standard">
      <style:text-properties officeooo:paragraph-rsid="0014481f"/>
    </style:style>
    <style:style style:name="P7" style:family="paragraph" style:parent-style-name="Standard">
      <style:text-properties officeooo:rsid="00154322" officeooo:paragraph-rsid="00154322"/>
    </style:style>
    <style:style style:name="P8" style:family="paragraph" style:parent-style-name="Standard">
      <style:text-properties officeooo:paragraph-rsid="00154322"/>
    </style:style>
    <style:style style:name="P9" style:family="paragraph" style:parent-style-name="Standard">
      <style:text-properties officeooo:paragraph-rsid="00159dd2"/>
    </style:style>
    <style:style style:name="P10" style:family="paragraph" style:parent-style-name="Standard">
      <style:text-properties officeooo:paragraph-rsid="00177f04"/>
    </style:style>
    <style:style style:name="P11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8f9fa" fo:padding="0.049cm" fo:border="0.06pt solid #ced4da"/>
      <style:text-properties fo:font-variant="normal" fo:text-transform="none" fo:color="#0d0a0b" style:font-name="monospace" fo:font-size="10.5pt" fo:letter-spacing="normal" fo:font-style="normal" fo:font-weight="normal"/>
    </style:style>
    <style:style style:name="P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  <style:text-properties fo:font-variant="normal" fo:text-transform="none" fo:color="#0d0a0b" fo:letter-spacing="normal"/>
    </style:style>
    <style:style style:name="P1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  <style:text-properties fo:font-variant="normal" fo:text-transform="none" fo:color="#0d0a0b" style:font-name="monospace" fo:font-size="10.5pt" fo:letter-spacing="normal" fo:font-style="normal" fo:font-weight="normal"/>
    </style:style>
    <style:style style:name="T1" style:family="text">
      <style:text-properties officeooo:rsid="0014481f"/>
    </style:style>
    <style:style style:name="T2" style:family="text">
      <style:text-properties officeooo:rsid="00154322"/>
    </style:style>
    <style:style style:name="T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officeooo:rsid="00154322"/>
    </style:style>
    <style:style style:name="T7" style:family="text">
      <style:text-properties fo:font-variant="normal" fo:text-transform="none" fo:color="#0d0a0b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0d0a0b" style:font-name="Open Sans" fo:font-size="10.5pt" fo:letter-spacing="normal" fo:font-style="normal" fo:font-weight="normal"/>
    </style:style>
    <style:style style:name="T9" style:family="text">
      <style:text-properties fo:color="#000000" style:font-name="Consolas" fo:font-size="11.25pt" fo:letter-spacing="normal" fo:font-weight="normal"/>
    </style:style>
    <style:style style:name="T10" style:family="text">
      <style:text-properties officeooo:rsid="00159dd2"/>
    </style:style>
    <style:style style:name="T11" style:family="text">
      <style:text-properties style:font-name="monospace" fo:font-size="10.5pt" fo:font-style="normal" fo:font-weight="normal"/>
    </style:style>
    <style:style style:name="T12" style:family="text">
      <style:text-properties officeooo:rsid="001601ac"/>
    </style:style>
    <style:style style:name="T13" style:family="text">
      <style:text-properties officeooo:rsid="00177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go in psql:-</text:p>
      <text:p text:style-name="P1">1. sudo su postgres</text:p>
      <text:p text:style-name="P1">2.psql</text:p>
      <text:p text:style-name="P1"/>
      <text:p text:style-name="P1">For switch in particular database</text:p>
      <text:p text:style-name="P1">1. $ psql &lt;nameof database&gt;</text:p>
      <text:p text:style-name="P1">2.exit</text:p>
      <text:p text:style-name="P1"/>
      <text:p text:style-name="P1">To create databse </text:p>
      <text:p text:style-name="P1">1.psql</text:p>
      <text:p text:style-name="P6"><text:span text:style-name="T1">2.</text:span><text:span text:style-name="T3">CREATE</text:span><text:span text:style-name="T5"> </text:span><text:span text:style-name="T3">DATABASE</text:span><text:span text:style-name="T5"> </text:span><text:span text:style-name="Emphasis"><text:span text:style-name="T9">databasename</text:span></text:span><text:span text:style-name="T5">;</text:span></text:p>
      <text:p text:style-name="P1"/>
      <text:p text:style-name="P7">To drop database</text:p>
      <text:p text:style-name="P8"><text:span text:style-name="T2">1.</text:span><text:span text:style-name="T3">DROP</text:span><text:span text:style-name="T5"> </text:span><text:span text:style-name="T3">DATABASE</text:span><text:span text:style-name="T5"> </text:span><text:span text:style-name="Emphasis"><text:span text:style-name="T9">databasename</text:span></text:span><text:span text:style-name="T5">;</text:span></text:p>
      <text:p text:style-name="P8"><text:span text:style-name="T5"/></text:p>
      <text:p text:style-name="P7"><text:span text:style-name="T5">The sql backup databse statements</text:span></text:p>
      <text:p text:style-name="P8"><text:span text:style-name="T6">1.BACKUP DATABASE databasename</text:span></text:p>
      <text:p text:style-name="P8"><text:span text:style-name="T6">TO DISK='filepath';</text:span></text:p>
      <text:p text:style-name="P8"><text:span text:style-name="T6"/></text:p>
      <text:p text:style-name="P8"><text:span text:style-name="T6"/></text:p>
      <text:p text:style-name="P1"><text:span text:style-name="Strong_20_Emphasis">Switching Between Databases in PostgreSQL</text:span></text:p>
      <text:p text:style-name="P1"><text:span text:style-name="Strong_20_Emphasis"/></text:p>
      <text:p text:style-name="P2"><text:span text:style-name="Strong_20_Emphasis"><text:span text:style-name="T2">1.# <text:s text:c="2"/>\connect &lt;dbname&gt;</text:span></text:span></text:p>
      <text:p text:style-name="P2"><text:span text:style-name="Strong_20_Emphasis"/></text:p>
      <text:p text:style-name="P3"><text:span text:style-name="Strong_20_Emphasis"><text:span text:style-name="T10">To create table in database</text:span></text:span></text:p>
      <text:p text:style-name="P9"><text:span text:style-name="Strong_20_Emphasis"><text:span text:style-name="T10">1.</text:span></text:span><text:span text:style-name="Strong_20_Emphasis"><text:span text:style-name="T7">CREATE TABLE films (</text:span></text:span></text:p>
      <text:p text:style-name="P12"><text:s text:c="4"/><text:span text:style-name="T11">code <text:s text:c="7"/>char(5) CONSTRAINT firstkey PRIMARY KEY,</text:span></text:p>
      <text:p text:style-name="P12"><text:s text:c="4"/><text:span text:style-name="T11">title <text:s text:c="6"/>varchar(40) NOT NULL,</text:span></text:p>
      <text:p text:style-name="P12"><text:s text:c="4"/><text:span text:style-name="T11">did <text:s text:c="8"/>integer NOT NULL,</text:span></text:p>
      <text:p text:style-name="P12"><text:s text:c="4"/><text:span text:style-name="T11">date_prod <text:s text:c="2"/>date,</text:span></text:p>
      <text:p text:style-name="P12"><text:s text:c="4"/><text:span text:style-name="T11">kind <text:s text:c="7"/>varchar(10),</text:span></text:p>
      <text:p text:style-name="P12"><text:s text:c="4"/><text:span text:style-name="T11">len <text:s text:c="8"/>interval hour to minute</text:span></text:p>
      <text:p text:style-name="P13">);</text:p>
      <text:p text:style-name="P3"><text:span text:style-name="Strong_20_Emphasis"><text:span text:style-name="T10">To check is successfullt created or not</text:span></text:span></text:p>
      <text:p text:style-name="P3"><text:span text:style-name="Strong_20_Emphasis"><text:span text:style-name="T12">1. \dt</text:span></text:span></text:p>
      <text:p text:style-name="P3"><text:span text:style-name="Strong_20_Emphasis"/></text:p>
      <text:p text:style-name="P4"><text:span text:style-name="Strong_20_Emphasis"><text:span text:style-name="T12">To create user </text:span></text:span></text:p>
      <text:p text:style-name="P4"><text:span text:style-name="Strong_20_Emphasis"><text:span text:style-name="T12">1. # <text:s/>CREATE USER davide WITH PASSWORD 'Lucky@123';</text:span></text:span></text:p>
      <text:p text:style-name="P3"><text:span text:style-name="Strong_20_Emphasis"/></text:p>
      <text:p text:style-name="P10"><text:span text:style-name="Strong_20_Emphasis"><text:span text:style-name="T13">2. </text:span></text:span><text:span text:style-name="Strong_20_Emphasis"><text:span text:style-name="T8">Create a user with no password:</text:span></text:span></text:p>
      <text:p text:style-name="P11">CREATE USER jonathan;</text:p>
      <text:p text:style-name="P5"><text:span text:style-name="Strong_20_Emphasis"/></text:p>
      <text:p text:style-name="P10"><text:span text:style-name="Strong_20_Emphasis"><text:span text:style-name="T13">3.</text:span></text:span><text:span text:style-name="Strong_20_Emphasis"><text:span text:style-name="T8">Create a user with a password that is valid until the end of 2004. After one second has ticked in 2005, the password is no longer valid.</text:span></text:span></text:p>
      <text:p text:style-name="P11">CREATE USER miriam WITH PASSWORD 'jw8s0F4' VALID UNTIL '2005-01-01';</text:p>
      <text:p text:style-name="Text_20_body"><text:line-break/><text:span text:style-name="Strong_20_Emphasis"><text:span text:style-name="T13">4.</text:span></text:span><text:span text:style-name="Strong_20_Emphasis"><text:span text:style-name="T8">Create an account where the user can create databases:</text:span></text:span></text:p>
      <text:p text:style-name="P11">CREATE USER manuel WITH PASSWORD 'jw8s0F4' CREATEDB;</text:p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08:17:31.068631922</meta:creation-date>
    <dc:date>2021-03-03T09:22:32.040952743</dc:date>
    <meta:editing-duration>PT14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166" meta:character-count="1098" meta:non-whitespace-character-count="899"/>
  </office:meta>
</office:document-meta>
</file>